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032" officeooo:paragraph-rsid="000df032"/>
    </style:style>
    <style:style style:name="P2" style:family="paragraph" style:parent-style-name="Standard">
      <style:text-properties officeooo:rsid="000e605c" officeooo:paragraph-rsid="000e605c"/>
    </style:style>
    <style:style style:name="P3" style:family="paragraph" style:parent-style-name="Standard">
      <style:text-properties officeooo:rsid="000f77e7" officeooo:paragraph-rsid="000f77e7"/>
    </style:style>
    <style:style style:name="P4" style:family="paragraph" style:parent-style-name="Standard">
      <style:text-properties officeooo:rsid="000f77e7" officeooo:paragraph-rsid="0013246e"/>
    </style:style>
    <style:style style:name="P5" style:family="paragraph" style:parent-style-name="Standard">
      <style:text-properties officeooo:paragraph-rsid="0013246e"/>
    </style:style>
    <style:style style:name="P6" style:family="paragraph" style:parent-style-name="Standard">
      <style:text-properties officeooo:rsid="0014a9de" officeooo:paragraph-rsid="0014a9de"/>
    </style:style>
    <style:style style:name="T1" style:family="text">
      <style:text-properties officeooo:rsid="000f77e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5e0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VELLO CONCETTUALE: descrizione formale dei dati e soprattutto delle associazioni attraverso il modello er, ottenuto mediante un’accurata analisi dei dati necessari alla realizzazione del progetto. La rappresentazione grafica è necessaria per avere una rappresentazione fatta con un linguaggio, grasfico, chiaro per chiunque lo prenda in mano. (come il disegno del progetto di una casa)</text:p>
      <text:p text:style-name="P1">LIVELLO LOGICO: <text:s/>i dati del mod. concettuale vengono organizzati in una schema formale che segue le regole del modello relazionale (no ridondanze e normalizzazione). Particolare attenzione si deve avere nella rappresentazione delle associazioni</text:p>
      <text:p text:style-name="P1">LIVELLO FISICO: realizzazione fisica del database, secondo lo schema ottenuto nel livello logico.</text:p>
      <text:p text:style-name="P1">Le tabelle da creare serguono esattamente l’impostazione ottenuta dal livello logico, con la specifica del tipo di attributi e dei vincoli.</text:p>
      <text:p text:style-name="P1"/>
      <text:p text:style-name="P1"/>
      <text:p text:style-name="P1">VINCOLI: per vincolo si intende, in generale, un limite imposto dalle regole del sistema che si rappresenta e che limita i dati da inserire, per esempio: per iscriversi alla prima superiore è obbligatorio aver superato l’esame della terza media.</text:p>
      <text:p text:style-name="P1">Nel caso specifico del database, ci sono diverse tipologie di vincoli: una prima distinzione è data da vincoli impliciti ed espliciti.</text:p>
      <text:p text:style-name="P1">I vincoli impliciti sono automaticamente applicati dall’organizzazione del database: la scelta del tipo di dati, della lunghezza porta automaticamente a limitare i valori che si possono inserire in uun campo delle tabelle.</text:p>
      <text:p text:style-name="P1">I vincoli espliciti sono di tipo logico/organizzativo, legati al sistema rappresentato, che in fase di costruzione del db devono essere indicati in modo specifico</text:p>
      <text:p text:style-name="P1">VINCOLI DI CHIAVE: è obbligatorio avere una chiave per ciascuna tabella. Se non emerge dagli attributi o da una loro combinazione (o per comodità) è necessario inserire un campo aggiuntivo che funzioni da chiave.</text:p>
      <text:p text:style-name="P1">INTEGRITA’ REFERENZIALE: riferita alla chiave esterna, che può assumere valore NULL oppure <text:s/>uno dei valori della chiave principale cui è associata.</text:p>
      <text:p text:style-name="P1">VINCOLO DI UNICITA’: il valore di quell’attributo, all’interno della stessa tabella, NON PUO’ ripetersi, anche se non è attributo chiave.</text:p>
      <text:p text:style-name="P1">VINCOLO DI ESISTENZA: è obbligatorio mettere un valore significativo, quindi non può valere NULL.</text:p>
      <text:p text:style-name="P2">NOTA: il vincolo di chiave è l’unione di questi due ultimi vincoli.</text:p>
      <text:p text:style-name="P2">VINCOLO DI DOMINIO: valori che l’attributo può assumere: il prezzo di un articolo non può essere negativo; l’iscrizione ad una squadra di calcio vuole almeno una certa età e al massimo un’altra; la data di inizio di un veneto deve essere inferiore alla data di fine evento; <text:span text:style-name="T1">il valore del campo Sesso è F o M.</text:span></text:p>
      <text:p text:style-name="P3">VINCOLI DI INDICE: è obbligatorio creare un indice sul campo.</text:p>
      <text:p text:style-name="P3"/>
      <text:p text:style-name="P5">ANOMALIE</text:p>
      <text:p text:style-name="P5">Il non rispetto dei vincoli principali (vincolo di integrità referenziale, di chiave primaria, di esistenza) comporta anomalie di inserimento, di cancellazione, di modifica: <text:span text:style-name="T3">quando si esegue una di queste operazioni si perde coerenza tra i dati presenti nelle tabelle coinvolte.</text:span></text:p>
      <text:p text:style-name="P5">Vediamo alcune situazioni.</text:p>
      <text:p text:style-name="P5"/>
      <text:p text:style-name="P5">Prendiamo come esempio FILM (<text:span text:style-name="T2">Codice</text:span>, Titolo, Genere*) e GENERE(<text:span text:style-name="T2">Codice</text:span>, descrizione)</text:p>
      <text:p text:style-name="P4">Immaginiamo la situazione in cui una chiave principale in GENERE sia NULL, con descrizione 'fantascienza'; inserisco un FILM (p.e. JFK) e non gli assegno il codice di GENERE--&gt; questo film verrebbe assegnato al genere fantascienza, perché ha il codice di genere a NULL!</text:p>
      <text:p text:style-name="P6">Oppure: due chiavi principali uguali in GENERE: ‘fantascienza’ con codice 1 e ‘cartoni animati’ con codice 1. Quando vado a cercare il genere di ‘Star Trek’ quale genere si otterrà?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8:56:19.618537121</meta:creation-date>
    <dc:date>2019-04-29T14:31:48.643000000</dc:date>
    <meta:editing-duration>PT13M9S</meta:editing-duration>
    <meta:editing-cycles>5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21" meta:word-count="532" meta:character-count="3504" meta:non-whitespace-character-count="2992"/>
  </office:meta>
</office:document-meta>
</file>